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officeooo:paragraph-rsid="000a2f1b" style:font-weight-asian="bold" style:font-weight-complex="bold"/>
    </style:style>
    <style:style style:name="P13" style:family="paragraph" style:parent-style-name="Text_20_body">
      <style:text-properties style:font-name="Liberation Sans" fo:language="en" fo:country="US" fo:font-weight="bold" officeooo:rsid="0013c626" officeooo:paragraph-rsid="0013c626" style:font-weight-asian="bold" style:font-weight-complex="bold"/>
    </style:style>
    <style:style style:name="P14" style:family="paragraph" style:parent-style-name="Text_20_body">
      <style:text-properties fo:language="en" fo:country="US" officeooo:rsid="000a2f1b"/>
    </style:style>
    <style:style style:name="P15" style:family="paragraph" style:parent-style-name="Text_20_body">
      <style:text-properties fo:language="en" fo:country="US" officeooo:rsid="0012757a" officeooo:paragraph-rsid="001af431"/>
    </style:style>
    <style:style style:name="P16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7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8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20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1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22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23" style:family="paragraph" style:parent-style-name="Standard">
      <style:paragraph-properties fo:text-align="center" style:justify-single-word="false"/>
      <style:text-properties style:font-name="DejaVu Sans Mono" fo:font-size="16pt" fo:language="en" fo:country="US" officeooo:paragraph-rsid="000a2f1b" style:font-name-asian="DejaVu Sans Mono" style:font-size-asian="16pt" style:language-asian="en" style:country-asian="GB" style:font-name-complex="DejaVu Sans Mono" style:font-size-complex="16pt" style:language-complex="en" style:country-complex="GB"/>
    </style:style>
    <style:style style:name="P24" style:family="paragraph" style:parent-style-name="Text_20_body" style:list-style-name="L1">
      <style:text-properties officeooo:paragraph-rsid="0012757a"/>
    </style:style>
    <style:style style:name="P25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26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27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style:font-name="Liberation Sans" fo:font-weight="bold" officeooo:rsid="001f240d" style:font-weight-asian="bold" style:font-weight-complex="bold"/>
    </style:style>
    <style:style style:name="T8" style:family="text">
      <style:text-properties fo:color="#000000" officeooo:rsid="0012757a"/>
    </style:style>
    <style:style style:name="T9" style:family="text">
      <style:text-properties fo:color="#000000" officeooo:rsid="0013c626"/>
    </style:style>
    <style:style style:name="T10" style:family="text">
      <style:text-properties fo:color="#000000" officeooo:rsid="001af431"/>
    </style:style>
    <style:style style:name="T11" style:family="text">
      <style:text-properties fo:color="#000000" style:font-name="Courier" officeooo:rsid="001af431"/>
    </style:style>
    <style:style style:name="T12" style:family="text">
      <style:text-properties fo:color="#000000" style:font-name="Courier" fo:font-weight="bold" officeooo:rsid="001af431" style:font-weight-asian="bold" style:font-weight-complex="bold"/>
    </style:style>
    <style:style style:name="T13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4" style:family="text">
      <style:text-properties style:font-name="Liberation Sans" fo:language="en" fo:country="US" fo:font-weight="bold" officeooo:rsid="001f6988" style:font-weight-asian="bold" style:font-weight-complex="bold"/>
    </style:style>
    <style:style style:name="T15" style:family="text">
      <style:text-properties style:font-name="Liberation Sans" fo:language="en" fo:country="US" fo:font-weight="bold" officeooo:rsid="001ff9e4" style:font-weight-asian="bold" style:font-weight-complex="bold"/>
    </style:style>
    <style:style style:name="T16" style:family="text">
      <style:text-properties officeooo:rsid="0013c626"/>
    </style:style>
    <style:style style:name="T17" style:family="text">
      <style:text-properties officeooo:rsid="001af431"/>
    </style:style>
    <style:style style:name="T18" style:family="text">
      <style:text-properties fo:font-weight="bold" officeooo:rsid="000a2f1b" style:font-weight-asian="bold" style:font-weight-complex="bold"/>
    </style:style>
    <style:style style:name="T19" style:family="text">
      <style:text-properties fo:font-weight="bold" officeooo:rsid="00109004" style:font-weight-asian="bold" style:font-weight-complex="bold"/>
    </style:style>
    <style:style style:name="T20" style:family="text">
      <style:text-properties fo:font-weight="bold" officeooo:rsid="001f240d" style:font-weight-asian="bold" style:font-weight-complex="bold"/>
    </style:style>
    <style:style style:name="T21" style:family="text">
      <style:text-properties officeooo:rsid="001f69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INTRODUCTION TO MACHINE LEARNING</text:p>
      <text:p text:style-name="P5">(NPFL054)</text:p>
      <text:p text:style-name="P23"><text:span text:style-name="T18">A template for Homework #</text:span><text:span text:style-name="T20">1</text:span></text:p>
      <text:h text:style-name="P27" text:outline-level="2"/>
      <text:p text:style-name="P11">Name:</text:p>
      <text:p text:style-name="P11">School year: </text:p>
      <text:p text:style-name="P18"/>
      <text:p text:style-name="P11"/>
      <text:p text:style-name="P11"/>
      <text:list xml:id="list866186316" text:style-name="L1">
        <text:list-item>
          <text:p text:style-name="P24"><text:span text:style-name="T13">Provide answers </text:span><text:span text:style-name="T14">to</text:span><text:span text:style-name="T13"> the </text:span><text:span text:style-name="T15">exercises</text:span><text:span text:style-name="T2">.</text:span></text:p>
        </text:list-item>
        <text:list-item>
          <text:p text:style-name="P25">For each exercise, your answer <text:span text:style-name="T21">should not</text:span> exceed one sheet of paper. </text:p>
          <text:p text:style-name="P26"/>
        </text:list-item>
      </text:list>
      <text:p text:style-name="P20">1.<text:span text:style-name="T17">1</text:span> <text:span text:style-name="T16">Multiple linear regression</text:span></text:p>
      <text:p text:style-name="P10"/>
      <text:p text:style-name="P12"/>
      <text:p text:style-name="P20">1.<text:span text:style-name="T17">2 </text:span><text:span text:style-name="T9">Polynomial regression</text:span></text:p>
      <text:p text:style-name="P6"/>
      <text:p text:style-name="P11"/>
      <text:p text:style-name="P13"/>
      <text:p text:style-name="P21"><text:span text:style-name="T8">2.</text:span><text:span text:style-name="T10">1</text:span><text:span text:style-name="T8"> </text:span><text:span text:style-name="T10">Binary attribute </text:span><text:span text:style-name="T11">mpg01</text:span><text:span text:style-name="T10"> and its entropy</text:span></text:p>
      <text:p text:style-name="P9"/>
      <text:p text:style-name="P11"/>
      <text:p text:style-name="P11"/>
      <text:p text:style-name="P19">2.<text:span text:style-name="T17">3 Trivial classifier accuracy</text:span></text:p>
      <text:p text:style-name="P6"/>
      <text:p text:style-name="P11"/>
      <text:p text:style-name="P11"/>
      <text:p text:style-name="P19">2.<text:span text:style-name="T17">4</text:span> <text:span text:style-name="T16">Logistic regression – training and test error rate, confusion matrix, Sensitivity, Specificity,</text:span> <text:span text:style-name="T16">interpretation</text:span></text:p>
      <text:p text:style-name="P6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, </text:span><text:span text:style-name="T7">0.3, 0.6,</text:span><text:span text:style-name="T6"> 0.9, confusion matrix, Precision, Recall, F1-measure, interpretation</text:span></text:p>
      <text:p text:style-name="P7"/>
      <text:p text:style-name="P16"/>
      <text:p text:style-name="P16"/>
      <text:p text:style-name="P22"><text:span text:style-name="T3">2.</text:span><text:span text:style-name="T6">6</text:span><text:span text:style-name="T5"> Decision tree algorithm </text:span><text:span text:style-name="T4">– training and test error rate, </text:span><text:span text:style-name="T12">cp</text:span><text:span text:style-name="T5"> parameter</text:span></text:p>
      <text:p text:style-name="P8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__DdeLink__234_1353522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1:48.775782283</meta:creation-date>
    <dc:date>2021-04-16T06:27:41.226092935</dc:date>
    <meta:editing-duration>PT1H14M5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8" meta:paragraph-count="16" meta:word-count="90" meta:character-count="625" meta:non-whitespace-character-count="547"/>
  </office:meta>
</office:document-meta>
</file>